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4.76pt"/>
    </style:style>
    <style:style style:name="co4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ode 9.5.0" table:style-name="ta1">
        <table:shapes>
          <draw:frame draw:z-index="0" draw:style-name="gr1" draw:text-style-name="P1" svg:width="453.51pt" svg:height="255.09pt" svg:x="410.29pt" svg:y="124.84pt">
            <loext:p draw:notify-on-update-of-ranges="'node 9.5.0'.A2:'node 9.5.0'.A2 'node 9.5.0'.A3:'node 9.5.0'.A48 'node 9.5.0'.B2:'node 9.5.0'.B2 'node 9.5.0'.B3:'node 9.5.0'.B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de 9.5.0 (1000000 times) </text:p>
          </table:table-cell>
          <table:table-cell/>
        </table:table-row>
        <table:table-row table:style-name="ro1">
          <table:table-cell office:value-type="string" calcext:value-type="string">
            <text:p>estimated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table:number-columns-repeated="2" office:value-type="float" office:value="20043704" calcext:value-type="float">
            <text:p>20043704</text:p>
          </table:table-cell>
        </table:table-row>
        <table:table-row table:style-name="ro1">
          <table:table-cell table:number-columns-repeated="2" office:value-type="float" office:value="54892664" calcext:value-type="float">
            <text:p>54892664</text:p>
          </table:table-cell>
        </table:table-row>
        <table:table-row table:style-name="ro1">
          <table:table-cell table:number-columns-repeated="2" office:value-type="float" office:value="119121664" calcext:value-type="float">
            <text:p>119121664</text:p>
          </table:table-cell>
        </table:table-row>
        <table:table-row table:style-name="ro1">
          <table:table-cell table:number-columns-repeated="2" office:value-type="float" office:value="124344464" calcext:value-type="float">
            <text:p>124344464</text:p>
          </table:table-cell>
        </table:table-row>
        <table:table-row table:style-name="ro1">
          <table:table-cell table:number-columns-repeated="2" office:value-type="float" office:value="238735936" calcext:value-type="float">
            <text:p>238735936</text:p>
          </table:table-cell>
        </table:table-row>
        <table:table-row table:style-name="ro1">
          <table:table-cell table:number-columns-repeated="2" office:value-type="float" office:value="248973416" calcext:value-type="float">
            <text:p>248973416</text:p>
          </table:table-cell>
        </table:table-row>
        <table:table-row table:style-name="ro1">
          <table:table-cell table:number-columns-repeated="2" office:value-type="float" office:value="254523832" calcext:value-type="float">
            <text:p>254523832</text:p>
          </table:table-cell>
        </table:table-row>
        <table:table-row table:style-name="ro1">
          <table:table-cell table:number-columns-repeated="2" office:value-type="float" office:value="259175216" calcext:value-type="float">
            <text:p>259175216</text:p>
          </table:table-cell>
        </table:table-row>
        <table:table-row table:style-name="ro1">
          <table:table-cell table:number-columns-repeated="2" office:value-type="float" office:value="263791504" calcext:value-type="float">
            <text:p>263791504</text:p>
          </table:table-cell>
        </table:table-row>
        <table:table-row table:style-name="ro1">
          <table:table-cell office:value-type="float" office:value="264254365" calcext:value-type="float">
            <text:p>264254365</text:p>
          </table:table-cell>
          <table:table-cell office:value-type="float" office:value="268420120" calcext:value-type="float">
            <text:p>268420120</text:p>
          </table:table-cell>
        </table:table-row>
        <table:table-row table:style-name="ro1">
          <table:table-cell office:value-type="float" office:value="265136414" calcext:value-type="float">
            <text:p>265136414</text:p>
          </table:table-cell>
          <table:table-cell office:value-type="float" office:value="273074864" calcext:value-type="float">
            <text:p>273074864</text:p>
          </table:table-cell>
        </table:table-row>
        <table:table-row table:style-name="ro1">
          <table:table-cell office:value-type="float" office:value="266393006" calcext:value-type="float">
            <text:p>266393006</text:p>
          </table:table-cell>
          <table:table-cell office:value-type="float" office:value="277702336" calcext:value-type="float">
            <text:p>277702336</text:p>
          </table:table-cell>
        </table:table-row>
        <table:table-row table:style-name="ro1">
          <table:table-cell office:value-type="float" office:value="267986839" calcext:value-type="float">
            <text:p>267986839</text:p>
          </table:table-cell>
          <table:table-cell office:value-type="float" office:value="282331344" calcext:value-type="float">
            <text:p>282331344</text:p>
          </table:table-cell>
        </table:table-row>
        <table:table-row table:style-name="ro1">
          <table:table-cell office:value-type="float" office:value="269884235" calcext:value-type="float">
            <text:p>269884235</text:p>
          </table:table-cell>
          <table:table-cell office:value-type="float" office:value="286960808" calcext:value-type="float">
            <text:p>286960808</text:p>
          </table:table-cell>
        </table:table-row>
        <table:table-row table:style-name="ro1">
          <table:table-cell office:value-type="float" office:value="272053602" calcext:value-type="float">
            <text:p>272053602</text:p>
          </table:table-cell>
          <table:table-cell office:value-type="float" office:value="291577912" calcext:value-type="float">
            <text:p>291577912</text:p>
          </table:table-cell>
        </table:table-row>
        <table:table-row table:style-name="ro1">
          <table:table-cell office:value-type="float" office:value="274472584" calcext:value-type="float">
            <text:p>274472584</text:p>
          </table:table-cell>
          <table:table-cell office:value-type="float" office:value="296243424" calcext:value-type="float">
            <text:p>296243424</text:p>
          </table:table-cell>
        </table:table-row>
        <table:table-row table:style-name="ro1">
          <table:table-cell office:value-type="float" office:value="277110921" calcext:value-type="float">
            <text:p>277110921</text:p>
          </table:table-cell>
          <table:table-cell office:value-type="float" office:value="300855960" calcext:value-type="float">
            <text:p>300855960</text:p>
          </table:table-cell>
        </table:table-row>
        <table:table-row table:style-name="ro1">
          <table:table-cell office:value-type="float" office:value="279948657" calcext:value-type="float">
            <text:p>279948657</text:p>
          </table:table-cell>
          <table:table-cell office:value-type="float" office:value="305488288" calcext:value-type="float">
            <text:p>305488288</text:p>
          </table:table-cell>
        </table:table-row>
        <table:table-row table:style-name="ro1">
          <table:table-cell office:value-type="float" office:value="282968212" calcext:value-type="float">
            <text:p>282968212</text:p>
          </table:table-cell>
          <table:table-cell office:value-type="float" office:value="310144216" calcext:value-type="float">
            <text:p>310144216</text:p>
          </table:table-cell>
        </table:table-row>
        <table:table-row table:style-name="ro1">
          <table:table-cell office:value-type="float" office:value="286148916" calcext:value-type="float">
            <text:p>286148916</text:p>
          </table:table-cell>
          <table:table-cell office:value-type="float" office:value="314775256" calcext:value-type="float">
            <text:p>314775256</text:p>
          </table:table-cell>
        </table:table-row>
        <table:table-row table:style-name="ro1">
          <table:table-cell office:value-type="float" office:value="289474756" calcext:value-type="float">
            <text:p>289474756</text:p>
          </table:table-cell>
          <table:table-cell office:value-type="float" office:value="319407320" calcext:value-type="float">
            <text:p>319407320</text:p>
          </table:table-cell>
        </table:table-row>
        <table:table-row table:style-name="ro1">
          <table:table-cell office:value-type="float" office:value="292929238" calcext:value-type="float">
            <text:p>292929238</text:p>
          </table:table-cell>
          <table:table-cell office:value-type="float" office:value="324019576" calcext:value-type="float">
            <text:p>324019576</text:p>
          </table:table-cell>
        </table:table-row>
        <table:table-row table:style-name="ro1">
          <table:table-cell office:value-type="float" office:value="296501815" calcext:value-type="float">
            <text:p>296501815</text:p>
          </table:table-cell>
          <table:table-cell office:value-type="float" office:value="328655008" calcext:value-type="float">
            <text:p>328655008</text:p>
          </table:table-cell>
        </table:table-row>
        <table:table-row table:style-name="ro1">
          <table:table-cell office:value-type="float" office:value="300180705" calcext:value-type="float">
            <text:p>300180705</text:p>
          </table:table-cell>
          <table:table-cell office:value-type="float" office:value="333290720" calcext:value-type="float">
            <text:p>333290720</text:p>
          </table:table-cell>
        </table:table-row>
        <table:table-row table:style-name="ro1">
          <table:table-cell office:value-type="float" office:value="303955288" calcext:value-type="float">
            <text:p>303955288</text:p>
          </table:table-cell>
          <table:table-cell office:value-type="float" office:value="337926536" calcext:value-type="float">
            <text:p>337926536</text:p>
          </table:table-cell>
        </table:table-row>
        <table:table-row table:style-name="ro1">
          <table:table-cell office:value-type="float" office:value="307815776" calcext:value-type="float">
            <text:p>307815776</text:p>
          </table:table-cell>
          <table:table-cell office:value-type="float" office:value="342560176" calcext:value-type="float">
            <text:p>342560176</text:p>
          </table:table-cell>
        </table:table-row>
        <table:table-row table:style-name="ro1">
          <table:table-cell office:value-type="float" office:value="311753821" calcext:value-type="float">
            <text:p>311753821</text:p>
          </table:table-cell>
          <table:table-cell office:value-type="float" office:value="347196232" calcext:value-type="float">
            <text:p>347196232</text:p>
          </table:table-cell>
        </table:table-row>
        <table:table-row table:style-name="ro1">
          <table:table-cell office:value-type="float" office:value="315761546" calcext:value-type="float">
            <text:p>315761546</text:p>
          </table:table-cell>
          <table:table-cell office:value-type="float" office:value="351831080" calcext:value-type="float">
            <text:p>351831080</text:p>
          </table:table-cell>
        </table:table-row>
        <table:table-row table:style-name="ro1">
          <table:table-cell office:value-type="float" office:value="319832067" calcext:value-type="float">
            <text:p>319832067</text:p>
          </table:table-cell>
          <table:table-cell office:value-type="float" office:value="356466760" calcext:value-type="float">
            <text:p>356466760</text:p>
          </table:table-cell>
        </table:table-row>
        <table:table-row table:style-name="ro1">
          <table:table-cell office:value-type="float" office:value="323962328" calcext:value-type="float">
            <text:p>323962328</text:p>
          </table:table-cell>
          <table:table-cell office:value-type="float" office:value="361134680" calcext:value-type="float">
            <text:p>361134680</text:p>
          </table:table-cell>
        </table:table-row>
        <table:table-row table:style-name="ro1">
          <table:table-cell office:value-type="float" office:value="328140295" calcext:value-type="float">
            <text:p>328140295</text:p>
          </table:table-cell>
          <table:table-cell office:value-type="float" office:value="365742000" calcext:value-type="float">
            <text:p>365742000</text:p>
          </table:table-cell>
        </table:table-row>
        <table:table-row table:style-name="ro1">
          <table:table-cell office:value-type="float" office:value="332364186" calcext:value-type="float">
            <text:p>332364186</text:p>
          </table:table-cell>
          <table:table-cell office:value-type="float" office:value="370379208" calcext:value-type="float">
            <text:p>370379208</text:p>
          </table:table-cell>
        </table:table-row>
        <table:table-row table:style-name="ro1">
          <table:table-cell office:value-type="float" office:value="336631469" calcext:value-type="float">
            <text:p>336631469</text:p>
          </table:table-cell>
          <table:table-cell office:value-type="float" office:value="375037016" calcext:value-type="float">
            <text:p>375037016</text:p>
          </table:table-cell>
        </table:table-row>
        <table:table-row table:style-name="ro1">
          <table:table-cell office:value-type="float" office:value="340933725" calcext:value-type="float">
            <text:p>340933725</text:p>
          </table:table-cell>
          <table:table-cell office:value-type="float" office:value="379654032" calcext:value-type="float">
            <text:p>379654032</text:p>
          </table:table-cell>
        </table:table-row>
        <table:table-row table:style-name="ro1">
          <table:table-cell office:value-type="float" office:value="345271084" calcext:value-type="float">
            <text:p>345271084</text:p>
          </table:table-cell>
          <table:table-cell office:value-type="float" office:value="384307320" calcext:value-type="float">
            <text:p>384307320</text:p>
          </table:table-cell>
        </table:table-row>
        <table:table-row table:style-name="ro1">
          <table:table-cell office:value-type="float" office:value="349638327" calcext:value-type="float">
            <text:p>349638327</text:p>
          </table:table-cell>
          <table:table-cell office:value-type="float" office:value="388943520" calcext:value-type="float">
            <text:p>388943520</text:p>
          </table:table-cell>
        </table:table-row>
        <table:table-row table:style-name="ro1">
          <table:table-cell office:value-type="float" office:value="354032544" calcext:value-type="float">
            <text:p>354032544</text:p>
          </table:table-cell>
          <table:table-cell office:value-type="float" office:value="393580504" calcext:value-type="float">
            <text:p>393580504</text:p>
          </table:table-cell>
        </table:table-row>
        <table:table-row table:style-name="ro1">
          <table:table-cell office:value-type="float" office:value="358451032" calcext:value-type="float">
            <text:p>358451032</text:p>
          </table:table-cell>
          <table:table-cell office:value-type="float" office:value="398217424" calcext:value-type="float">
            <text:p>398217424</text:p>
          </table:table-cell>
        </table:table-row>
        <table:table-row table:style-name="ro1">
          <table:table-cell office:value-type="float" office:value="362889044" calcext:value-type="float">
            <text:p>362889044</text:p>
          </table:table-cell>
          <table:table-cell office:value-type="float" office:value="402831160" calcext:value-type="float">
            <text:p>402831160</text:p>
          </table:table-cell>
        </table:table-row>
        <table:table-row table:style-name="ro1">
          <table:table-cell office:value-type="float" office:value="367349809" calcext:value-type="float">
            <text:p>367349809</text:p>
          </table:table-cell>
          <table:table-cell office:value-type="float" office:value="407496696" calcext:value-type="float">
            <text:p>407496696</text:p>
          </table:table-cell>
        </table:table-row>
        <table:table-row table:style-name="ro1">
          <table:table-cell office:value-type="float" office:value="371825738" calcext:value-type="float">
            <text:p>371825738</text:p>
          </table:table-cell>
          <table:table-cell office:value-type="float" office:value="412109104" calcext:value-type="float">
            <text:p>412109104</text:p>
          </table:table-cell>
        </table:table-row>
        <table:table-row table:style-name="ro1">
          <table:table-cell office:value-type="float" office:value="376319949" calcext:value-type="float">
            <text:p>376319949</text:p>
          </table:table-cell>
          <table:table-cell office:value-type="float" office:value="416767856" calcext:value-type="float">
            <text:p>416767856</text:p>
          </table:table-cell>
        </table:table-row>
        <table:table-row table:style-name="ro1">
          <table:table-cell office:value-type="float" office:value="380828740" calcext:value-type="float">
            <text:p>380828740</text:p>
          </table:table-cell>
          <table:table-cell office:value-type="float" office:value="421407864" calcext:value-type="float">
            <text:p>421407864</text:p>
          </table:table-cell>
        </table:table-row>
        <table:table-row table:style-name="ro1">
          <table:table-cell office:value-type="float" office:value="385347906" calcext:value-type="float">
            <text:p>385347906</text:p>
          </table:table-cell>
          <table:table-cell office:value-type="float" office:value="426020400" calcext:value-type="float">
            <text:p>426020400</text:p>
          </table:table-cell>
        </table:table-row>
        <table:table-row table:style-name="ro1">
          <table:table-cell office:value-type="float" office:value="389878913" calcext:value-type="float">
            <text:p>389878913</text:p>
          </table:table-cell>
          <table:table-cell office:value-type="float" office:value="430657976" calcext:value-type="float">
            <text:p>430657976</text:p>
          </table:table-cell>
        </table:table-row>
        <table:table-row table:style-name="ro1">
          <table:table-cell office:value-type="float" office:value="394420704" calcext:value-type="float">
            <text:p>394420704</text:p>
          </table:table-cell>
          <table:table-cell office:value-type="float" office:value="435296832" calcext:value-type="float">
            <text:p>435296832</text:p>
          </table:table-cell>
        </table:table-row>
        <table:table-row table:style-name="ro1">
          <table:table-cell office:value-type="string" calcext:value-type="string">
            <text:p>readFileSync</text:p>
          </table:table-cell>
          <table:table-cell/>
        </table:table-row>
        <table:table-row table:style-name="ro1">
          <table:table-cell table:number-columns-repeated="2" office:value-type="float" office:value="4294112" calcext:value-type="float">
            <text:p>4294112</text:p>
          </table:table-cell>
        </table:table-row>
        <table:table-row table:style-name="ro1">
          <table:table-cell table:number-columns-repeated="2" office:value-type="float" office:value="4280608" calcext:value-type="float">
            <text:p>4280608</text:p>
          </table:table-cell>
        </table:table-row>
      </table:table>
      <table:table table:name="node 4.8.6" table:style-name="ta1">
        <table:shapes>
          <draw:frame draw:z-index="0" draw:name="readFile" draw:style-name="gr1" draw:text-style-name="P1" svg:width="459.21pt" svg:height="207.24pt" svg:x="323.57pt" svg:y="4.34pt">
            <loext:p draw:notify-on-update-of-ranges="'node 4.8.6'.B3:'node 4.8.6'.B3 'node 4.8.6'.B4:'node 4.8.6'.B22 'node 4.8.6'.C3:'node 4.8.6'.C3 'node 4.8.6'.C4:'node 4.8.6'.C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62.05pt" svg:height="216.09pt" svg:x="323.09pt" svg:y="231.19pt">
            <loext:p draw:notify-on-update-of-ranges="'node 4.8.6'.B25:'node 4.8.6'.B25 'node 4.8.6'.B26:'node 4.8.6'.B28 'node 4.8.6'.C25:'node 4.8.6'.C25 'node 4.8.6'.C26:'node 4.8.6'.C2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Node 4.8.6 (1 000 000 times read 3KB file)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s.readFile()</text:p>
          </table:table-cell>
          <table:table-cell/>
        </table:table-row>
        <table:table-row table:style-name="ro1">
          <table:table-cell office:value-type="string" calcext:value-type="string">
            <text:p>gc run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3683192" calcext:value-type="float">
            <text:p>13683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1292568" calcext:value-type="float">
            <text:p>112925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7852512" calcext:value-type="float">
            <text:p>578525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4306048" calcext:value-type="float">
            <text:p>543060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20065704" calcext:value-type="float">
            <text:p>1200657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45974360" calcext:value-type="float">
            <text:p>2459743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58109144" calcext:value-type="float">
            <text:p>2581091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70140112" calcext:value-type="float">
            <text:p>270140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82205288" calcext:value-type="float">
            <text:p>2822052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3417818" calcext:value-type="float">
            <text:p>283417818</text:p>
          </table:table-cell>
          <table:table-cell office:value-type="float" office:value="294330592" calcext:value-type="float">
            <text:p>2943305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5722677" calcext:value-type="float">
            <text:p>285722677</text:p>
          </table:table-cell>
          <table:table-cell office:value-type="float" office:value="306466408" calcext:value-type="float">
            <text:p>3064664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9010631" calcext:value-type="float">
            <text:p>289010631</text:p>
          </table:table-cell>
          <table:table-cell office:value-type="float" office:value="318602224" calcext:value-type="float">
            <text:p>3186022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3183371" calcext:value-type="float">
            <text:p>293183371</text:p>
          </table:table-cell>
          <table:table-cell office:value-type="float" office:value="330738040" calcext:value-type="float">
            <text:p>3307380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8152419" calcext:value-type="float">
            <text:p>298152419</text:p>
          </table:table-cell>
          <table:table-cell office:value-type="float" office:value="342873856" calcext:value-type="float">
            <text:p>3428738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3838144" calcext:value-type="float">
            <text:p>303838144</text:p>
          </table:table-cell>
          <table:table-cell office:value-type="float" office:value="355009672" calcext:value-type="float">
            <text:p>3550096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0168878" calcext:value-type="float">
            <text:p>310168878</text:p>
          </table:table-cell>
          <table:table-cell office:value-type="float" office:value="367145488" calcext:value-type="float">
            <text:p>3671454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7080120" calcext:value-type="float">
            <text:p>317080120</text:p>
          </table:table-cell>
          <table:table-cell office:value-type="float" office:value="379281304" calcext:value-type="float">
            <text:p>3792813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4513820" calcext:value-type="float">
            <text:p>324513820</text:p>
          </table:table-cell>
          <table:table-cell office:value-type="float" office:value="391417120" calcext:value-type="float">
            <text:p>3914171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2417731" calcext:value-type="float">
            <text:p>332417731</text:p>
          </table:table-cell>
          <table:table-cell office:value-type="float" office:value="403552936" calcext:value-type="float">
            <text:p>4035529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s.readFileSync()</text:p>
          </table:table-cell>
          <table:table-cell/>
        </table:table-row>
        <table:table-row table:style-name="ro1">
          <table:table-cell office:value-type="string" calcext:value-type="string">
            <text:p>gc run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803480" calcext:value-type="float">
            <text:p>3803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149608" calcext:value-type="float">
            <text:p>41496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148544" calcext:value-type="float">
            <text:p>41485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 style:data-style-name="N2" text:time-value="21:50:00.105957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21:25:29.231919671</meta:creation-date>
    <dc:date>2018-06-11T21:57:17.139443429</dc:date>
    <meta:editing-duration>PT26M56S</meta:editing-duration>
    <meta:editing-cycles>7</meta:editing-cycles>
    <meta:generator>LibreOffice/5.1.6.2$Linux_X86_64 LibreOffice_project/10m0$Build-2</meta:generator>
    <meta:document-statistic meta:table-count="2" meta:cell-count="17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01cm" svg:height="7.312cm" xlink:href=".." xlink:type="simple" chart:class="chart:line" chart:style-name="ch1">
        <chart:title svg:x="7.223cm" svg:y="0.282cm" chart:style-name="ch2">
          <text:p>readFile</text:p>
        </chart:title>
        <chart:legend chart:legend-position="end" svg:x="13.349cm" svg:y="3.108cm" style:legend-expansion="high" chart:style-name="ch3"/>
        <chart:plot-area chart:style-name="ch4" table:cell-range-address="'node 4.8.6'.B3:'node 4.8.6'.C22" chart:data-source-has-labels="row" svg:x="1.335cm" svg:y="1.207cm" svg:width="11.69cm" svg:height="4.978cm">
          <chartooo:coordinate-region svg:x="3.253cm" svg:y="1.406cm" svg:width="9.586cm" svg:height="4.132cm"/>
          <chart:axis chart:dimension="x" chart:name="primary-x" chart:style-name="ch5">
            <chart:title svg:x="6.673cm" svg:y="6.331cm" chart:style-name="ch6">
              <text:p>gc run</text:p>
            </chart:title>
          </chart:axis>
          <chart:axis chart:dimension="x" chart:name="secondary-x" chart:style-name="ch7"/>
          <chart:axis chart:dimension="y" chart:name="primary-y" chart:style-name="ch5">
            <chart:title svg:x="0.451cm" svg:y="4.838cm" chart:style-name="ch8">
              <text:p>memory [bytes]</text:p>
            </chart:title>
            <chart:grid chart:style-name="ch9" chart:class="major"/>
          </chart:axis>
          <chart:series chart:style-name="ch10" chart:values-cell-range-address="'node 4.8.6'.B4:'node 4.8.6'.B22" chart:label-cell-address="'node 4.8.6'.B3:'node 4.8.6'.B3" chart:class="chart:line">
            <chart:data-point chart:repeated="19"/>
          </chart:series>
          <chart:series chart:style-name="ch11" chart:values-cell-range-address="'node 4.8.6'.C4:'node 4.8.6'.C22" chart:label-cell-address="'node 4.8.6'.C3:'node 4.8.6'.C3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d</text:p>
                <draw:g>
                  <svg:desc>'node 4.8.6'.B3:'node 4.8.6'.B3</svg:desc>
                </draw:g>
              </table:table-cell>
              <table:table-cell office:value-type="string">
                <text:p>current</text:p>
                <draw:g>
                  <svg:desc>'node 4.8.6'.C3:'node 4.8.6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83192">
                <text:p>13683192</text:p>
                <draw:g>
                  <svg:desc>'node 4.8.6'.B4:'node 4.8.6'.B22</svg:desc>
                </draw:g>
              </table:table-cell>
              <table:table-cell office:value-type="float" office:value="13683192">
                <text:p>13683192</text:p>
                <draw:g>
                  <svg:desc>'node 4.8.6'.C4:'node 4.8.6'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92568">
                <text:p>11292568</text:p>
              </table:table-cell>
              <table:table-cell office:value-type="float" office:value="11292568">
                <text:p>11292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852512">
                <text:p>57852512</text:p>
              </table:table-cell>
              <table:table-cell office:value-type="float" office:value="57852512">
                <text:p>57852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306048">
                <text:p>54306048</text:p>
              </table:table-cell>
              <table:table-cell office:value-type="float" office:value="54306048">
                <text:p>54306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65704">
                <text:p>120065704</text:p>
              </table:table-cell>
              <table:table-cell office:value-type="float" office:value="120065704">
                <text:p>120065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5974360">
                <text:p>245974360</text:p>
              </table:table-cell>
              <table:table-cell office:value-type="float" office:value="245974360">
                <text:p>2459743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8109144">
                <text:p>258109144</text:p>
              </table:table-cell>
              <table:table-cell office:value-type="float" office:value="258109144">
                <text:p>258109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0140112">
                <text:p>270140112</text:p>
              </table:table-cell>
              <table:table-cell office:value-type="float" office:value="270140112">
                <text:p>270140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2205288">
                <text:p>282205288</text:p>
              </table:table-cell>
              <table:table-cell office:value-type="float" office:value="282205288">
                <text:p>282205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3417818">
                <text:p>283417818</text:p>
              </table:table-cell>
              <table:table-cell office:value-type="float" office:value="294330592">
                <text:p>294330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5722677">
                <text:p>285722677</text:p>
              </table:table-cell>
              <table:table-cell office:value-type="float" office:value="306466408">
                <text:p>3064664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9010631">
                <text:p>289010631</text:p>
              </table:table-cell>
              <table:table-cell office:value-type="float" office:value="318602224">
                <text:p>3186022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3183371">
                <text:p>293183371</text:p>
              </table:table-cell>
              <table:table-cell office:value-type="float" office:value="330738040">
                <text:p>3307380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8152419">
                <text:p>298152419</text:p>
              </table:table-cell>
              <table:table-cell office:value-type="float" office:value="342873856">
                <text:p>342873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3838144">
                <text:p>303838144</text:p>
              </table:table-cell>
              <table:table-cell office:value-type="float" office:value="355009672">
                <text:p>3550096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0168878">
                <text:p>310168878</text:p>
              </table:table-cell>
              <table:table-cell office:value-type="float" office:value="367145488">
                <text:p>3671454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7080120">
                <text:p>317080120</text:p>
              </table:table-cell>
              <table:table-cell office:value-type="float" office:value="379281304">
                <text:p>379281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513820">
                <text:p>324513820</text:p>
              </table:table-cell>
              <table:table-cell office:value-type="float" office:value="391417120">
                <text:p>3914171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2417731">
                <text:p>332417731</text:p>
              </table:table-cell>
              <table:table-cell office:value-type="float" office:value="403552936">
                <text:p>403552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'node 9.5.0'.A2:'node 9.5.0'.B48" chart:data-source-has-labels="row" svg:x="0.32cm" svg:y="0.18cm" svg:width="12.508cm" svg:height="8.64cm">
          <chartooo:coordinate-region svg:x="2.238cm" svg:y="0.379cm" svg:width="10.45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de 9.5.0'.A3:'node 9.5.0'.A48" chart:label-cell-address="'node 9.5.0'.A2:'node 9.5.0'.A2" chart:class="chart:line">
            <chart:data-point chart:repeated="46"/>
          </chart:series>
          <chart:series chart:style-name="ch7" chart:values-cell-range-address="'node 9.5.0'.B3:'node 9.5.0'.B48" chart:label-cell-address="'node 9.5.0'.B2:'node 9.5.0'.B2" chart:class="chart:line">
            <chart:data-point chart:repeated="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d</text:p>
                <draw:g>
                  <svg:desc>'node 9.5.0'.A2:'node 9.5.0'.A2</svg:desc>
                </draw:g>
              </table:table-cell>
              <table:table-cell office:value-type="string">
                <text:p>current</text:p>
                <draw:g>
                  <svg:desc>'node 9.5.0'.B2:'node 9.5.0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43704">
                <text:p>20043704</text:p>
                <draw:g>
                  <svg:desc>'node 9.5.0'.A3:'node 9.5.0'.A48</svg:desc>
                </draw:g>
              </table:table-cell>
              <table:table-cell office:value-type="float" office:value="20043704">
                <text:p>20043704</text:p>
                <draw:g>
                  <svg:desc>'node 9.5.0'.B3:'node 9.5.0'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892664">
                <text:p>54892664</text:p>
              </table:table-cell>
              <table:table-cell office:value-type="float" office:value="54892664">
                <text:p>54892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121664">
                <text:p>119121664</text:p>
              </table:table-cell>
              <table:table-cell office:value-type="float" office:value="119121664">
                <text:p>119121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344464">
                <text:p>124344464</text:p>
              </table:table-cell>
              <table:table-cell office:value-type="float" office:value="124344464">
                <text:p>124344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8735936">
                <text:p>238735936</text:p>
              </table:table-cell>
              <table:table-cell office:value-type="float" office:value="238735936">
                <text:p>238735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8973416">
                <text:p>248973416</text:p>
              </table:table-cell>
              <table:table-cell office:value-type="float" office:value="248973416">
                <text:p>248973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523832">
                <text:p>254523832</text:p>
              </table:table-cell>
              <table:table-cell office:value-type="float" office:value="254523832">
                <text:p>254523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9175216">
                <text:p>259175216</text:p>
              </table:table-cell>
              <table:table-cell office:value-type="float" office:value="259175216">
                <text:p>259175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3791504">
                <text:p>263791504</text:p>
              </table:table-cell>
              <table:table-cell office:value-type="float" office:value="263791504">
                <text:p>263791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4254365">
                <text:p>264254365</text:p>
              </table:table-cell>
              <table:table-cell office:value-type="float" office:value="268420120">
                <text:p>2684201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5136414">
                <text:p>265136414</text:p>
              </table:table-cell>
              <table:table-cell office:value-type="float" office:value="273074864">
                <text:p>2730748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6393006">
                <text:p>266393006</text:p>
              </table:table-cell>
              <table:table-cell office:value-type="float" office:value="277702336">
                <text:p>277702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7986839">
                <text:p>267986839</text:p>
              </table:table-cell>
              <table:table-cell office:value-type="float" office:value="282331344">
                <text:p>282331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9884235">
                <text:p>269884235</text:p>
              </table:table-cell>
              <table:table-cell office:value-type="float" office:value="286960808">
                <text:p>2869608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053602">
                <text:p>272053602</text:p>
              </table:table-cell>
              <table:table-cell office:value-type="float" office:value="291577912">
                <text:p>291577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4472584">
                <text:p>274472584</text:p>
              </table:table-cell>
              <table:table-cell office:value-type="float" office:value="296243424">
                <text:p>296243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7110921">
                <text:p>277110921</text:p>
              </table:table-cell>
              <table:table-cell office:value-type="float" office:value="300855960">
                <text:p>3008559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9948657">
                <text:p>279948657</text:p>
              </table:table-cell>
              <table:table-cell office:value-type="float" office:value="305488288">
                <text:p>3054882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2968212">
                <text:p>282968212</text:p>
              </table:table-cell>
              <table:table-cell office:value-type="float" office:value="310144216">
                <text:p>3101442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6148916">
                <text:p>286148916</text:p>
              </table:table-cell>
              <table:table-cell office:value-type="float" office:value="314775256">
                <text:p>314775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9474756">
                <text:p>289474756</text:p>
              </table:table-cell>
              <table:table-cell office:value-type="float" office:value="319407320">
                <text:p>3194073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2929238">
                <text:p>292929238</text:p>
              </table:table-cell>
              <table:table-cell office:value-type="float" office:value="324019576">
                <text:p>3240195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6501815">
                <text:p>296501815</text:p>
              </table:table-cell>
              <table:table-cell office:value-type="float" office:value="328655008">
                <text:p>3286550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180705">
                <text:p>300180705</text:p>
              </table:table-cell>
              <table:table-cell office:value-type="float" office:value="333290720">
                <text:p>3332907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3955288">
                <text:p>303955288</text:p>
              </table:table-cell>
              <table:table-cell office:value-type="float" office:value="337926536">
                <text:p>3379265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7815776">
                <text:p>307815776</text:p>
              </table:table-cell>
              <table:table-cell office:value-type="float" office:value="342560176">
                <text:p>342560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1753821">
                <text:p>311753821</text:p>
              </table:table-cell>
              <table:table-cell office:value-type="float" office:value="347196232">
                <text:p>3471962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5761546">
                <text:p>315761546</text:p>
              </table:table-cell>
              <table:table-cell office:value-type="float" office:value="351831080">
                <text:p>3518310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9832067">
                <text:p>319832067</text:p>
              </table:table-cell>
              <table:table-cell office:value-type="float" office:value="356466760">
                <text:p>3564667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3962328">
                <text:p>323962328</text:p>
              </table:table-cell>
              <table:table-cell office:value-type="float" office:value="361134680">
                <text:p>3611346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8140295">
                <text:p>328140295</text:p>
              </table:table-cell>
              <table:table-cell office:value-type="float" office:value="365742000">
                <text:p>365742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2364186">
                <text:p>332364186</text:p>
              </table:table-cell>
              <table:table-cell office:value-type="float" office:value="370379208">
                <text:p>3703792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6631469">
                <text:p>336631469</text:p>
              </table:table-cell>
              <table:table-cell office:value-type="float" office:value="375037016">
                <text:p>375037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933725">
                <text:p>340933725</text:p>
              </table:table-cell>
              <table:table-cell office:value-type="float" office:value="379654032">
                <text:p>3796540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5271084">
                <text:p>345271084</text:p>
              </table:table-cell>
              <table:table-cell office:value-type="float" office:value="384307320">
                <text:p>3843073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638327">
                <text:p>349638327</text:p>
              </table:table-cell>
              <table:table-cell office:value-type="float" office:value="388943520">
                <text:p>3889435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4032544">
                <text:p>354032544</text:p>
              </table:table-cell>
              <table:table-cell office:value-type="float" office:value="393580504">
                <text:p>3935805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8451032">
                <text:p>358451032</text:p>
              </table:table-cell>
              <table:table-cell office:value-type="float" office:value="398217424">
                <text:p>398217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2889044">
                <text:p>362889044</text:p>
              </table:table-cell>
              <table:table-cell office:value-type="float" office:value="402831160">
                <text:p>4028311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7349809">
                <text:p>367349809</text:p>
              </table:table-cell>
              <table:table-cell office:value-type="float" office:value="407496696">
                <text:p>407496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1825738">
                <text:p>371825738</text:p>
              </table:table-cell>
              <table:table-cell office:value-type="float" office:value="412109104">
                <text:p>4121091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6319949">
                <text:p>376319949</text:p>
              </table:table-cell>
              <table:table-cell office:value-type="float" office:value="416767856">
                <text:p>416767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828740">
                <text:p>380828740</text:p>
              </table:table-cell>
              <table:table-cell office:value-type="float" office:value="421407864">
                <text:p>421407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5347906">
                <text:p>385347906</text:p>
              </table:table-cell>
              <table:table-cell office:value-type="float" office:value="426020400">
                <text:p>4260204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9878913">
                <text:p>389878913</text:p>
              </table:table-cell>
              <table:table-cell office:value-type="float" office:value="430657976">
                <text:p>4306579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4420704">
                <text:p>394420704</text:p>
              </table:table-cell>
              <table:table-cell office:value-type="float" office:value="435296832">
                <text:p>4352968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01cm" svg:height="7.624cm" xlink:href=".." xlink:type="simple" chart:class="chart:line" chart:style-name="ch1">
        <chart:title svg:x="6.77cm" svg:y="0.288cm" chart:style-name="ch2">
          <text:p>readFileSync</text:p>
        </chart:title>
        <chart:legend chart:legend-position="end" svg:x="13.449cm" svg:y="3.264cm" style:legend-expansion="high" chart:style-name="ch3"/>
        <chart:plot-area chart:style-name="ch4" table:cell-range-address="'node 4.8.6'.B25:'node 4.8.6'.C28" chart:data-source-has-labels="row" svg:x="1.337cm" svg:y="1.219cm" svg:width="11.786cm" svg:height="5.272cm">
          <chartooo:coordinate-region svg:x="2.884cm" svg:y="1.418cm" svg:width="10.145cm" svg:height="4.426cm"/>
          <chart:axis chart:dimension="x" chart:name="primary-x" chart:style-name="ch5">
            <chart:title svg:x="6.723cm" svg:y="6.643cm" chart:style-name="ch6">
              <text:p>gc run</text:p>
            </chart:title>
          </chart:axis>
          <chart:axis chart:dimension="y" chart:name="primary-y" chart:style-name="ch5">
            <chart:title svg:x="0.451cm" svg:y="4.997cm" chart:style-name="ch7">
              <text:p>memory [bytes]</text:p>
            </chart:title>
            <chart:grid chart:style-name="ch8" chart:class="major"/>
          </chart:axis>
          <chart:series chart:style-name="ch9" chart:values-cell-range-address="'node 4.8.6'.B26:'node 4.8.6'.B28" chart:label-cell-address="'node 4.8.6'.B25:'node 4.8.6'.B25" chart:class="chart:line">
            <chart:data-point chart:repeated="3"/>
          </chart:series>
          <chart:series chart:style-name="ch10" chart:values-cell-range-address="'node 4.8.6'.C26:'node 4.8.6'.C28" chart:label-cell-address="'node 4.8.6'.C25:'node 4.8.6'.C25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d</text:p>
                <draw:g>
                  <svg:desc>'node 4.8.6'.B25:'node 4.8.6'.B25</svg:desc>
                </draw:g>
              </table:table-cell>
              <table:table-cell office:value-type="string">
                <text:p>current</text:p>
                <draw:g>
                  <svg:desc>'node 4.8.6'.C25:'node 4.8.6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3480">
                <text:p>3803480</text:p>
                <draw:g>
                  <svg:desc>'node 4.8.6'.B26:'node 4.8.6'.B28</svg:desc>
                </draw:g>
              </table:table-cell>
              <table:table-cell office:value-type="float" office:value="3803480">
                <text:p>3803480</text:p>
                <draw:g>
                  <svg:desc>'node 4.8.6'.C26:'node 4.8.6'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49608">
                <text:p>4149608</text:p>
              </table:table-cell>
              <table:table-cell office:value-type="float" office:value="4149608">
                <text:p>4149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48544">
                <text:p>4148544</text:p>
              </table:table-cell>
              <table:table-cell office:value-type="float" office:value="4148544">
                <text:p>41485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